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, sans-serif" svg:font-family="Calibri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2" style:parent-style-name="Textbody" style:family="paragraph">
      <style:paragraph-properties fo:margin-bottom="0in" fo:line-height="120%"/>
    </style:style>
    <style:style style:name="T3" style:parent-style-name="DefaultParagraphFont" style:family="text">
      <style:text-properties style:font-name="Calibri, sans-serif" fo:color="#000000" fo:font-size="10pt" style:font-size-asian="10pt"/>
    </style:style>
    <style:style style:name="T4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6" style:parent-style-name="Textbody" style:family="paragraph">
      <style:paragraph-properties fo:margin-bottom="0in" fo:line-height="120%"/>
    </style:style>
    <style:style style:name="T7" style:parent-style-name="DefaultParagraphFont" style:family="text">
      <style:text-properties style:font-name="Calibri, sans-serif" fo:color="#000000" fo:font-size="10pt" style:font-size-asian="10pt"/>
    </style:style>
    <style:style style:name="T8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9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0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1" style:parent-style-name="Textbody" style:family="paragraph">
      <style:paragraph-properties fo:margin-bottom="0in" fo:line-height="120%"/>
    </style:style>
    <style:style style:name="T12" style:parent-style-name="DefaultParagraphFont" style:family="text">
      <style:text-properties style:font-name="Calibri, sans-serif" fo:color="#000000" fo:font-size="10pt" style:font-size-asian="10pt"/>
    </style:style>
    <style:style style:name="P13" style:parent-style-name="Textbody" style:family="paragraph">
      <style:paragraph-properties fo:margin-bottom="0in" fo:line-height="120%"/>
    </style:style>
    <style:style style:name="P14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15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6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7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8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9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0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1" style:parent-style-name="Textbody" style:family="paragraph">
      <style:paragraph-properties fo:margin-bottom="0in" fo:line-height="120%"/>
    </style:style>
    <style:style style:name="P22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23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4" style:parent-style-name="Textbody" style:family="paragraph">
      <style:paragraph-properties fo:margin-bottom="0in" fo:line-height="120%"/>
    </style:style>
    <style:style style:name="T25" style:parent-style-name="DefaultParagraphFont" style:family="text">
      <style:text-properties style:font-name="Calibri, sans-serif" fo:color="#000000" fo:font-size="10pt" style:font-size-asian="10pt"/>
    </style:style>
    <style:style style:name="T26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margin-bottom="0in" fo:line-height="120%"/>
    </style:style>
    <style:style style:name="T28" style:parent-style-name="DefaultParagraphFont" style:family="text">
      <style:text-properties style:font-name="Calibri, sans-serif" fo:color="#000000" fo:font-size="10pt" style:font-size-asian="10pt"/>
    </style:style>
    <style:style style:name="T29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margin-bottom="0in" fo:line-height="120%"/>
      <style:text-properties style:font-name="Arial" fo:color="#141A1F" fo:font-size="10pt" style:font-size-asian="10pt"/>
    </style:style>
    <style:style style:name="P31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32" style:parent-style-name="Textbody" style:family="paragraph">
      <style:paragraph-properties fo:margin-bottom="0in" fo:line-height="120%"/>
    </style:style>
    <style:style style:name="T33" style:parent-style-name="DefaultParagraphFont" style:family="text">
      <style:text-properties style:font-name="Calibri, sans-serif" fo:color="#000000" fo:font-size="10pt" style:font-size-asian="10pt"/>
    </style:style>
    <style:style style:name="T34" style:parent-style-name="DefaultParagraphFont" style:family="text">
      <style:text-properties style:font-name="Calibri, sans-serif" fo:color="#1155CC" fo:font-size="10pt" style:font-size-asian="10pt"/>
    </style:style>
    <style:style style:name="P35" style:parent-style-name="Textbody" style:family="paragraph">
      <style:paragraph-properties fo:margin-bottom="0in" fo:line-height="120%"/>
    </style:style>
    <style:style style:name="P36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37" style:parent-style-name="Textbody" style:family="paragraph">
      <style:paragraph-properties fo:margin-bottom="0in" fo:line-height="120%"/>
    </style:style>
    <style:style style:name="T38" style:parent-style-name="DefaultParagraphFont" style:family="text">
      <style:text-properties style:font-name="Calibri, sans-serif" fo:color="#000000" fo:font-size="10pt" style:font-size-asian="10pt"/>
    </style:style>
    <style:style style:name="T39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40" style:parent-style-name="Textbody" style:family="paragraph">
      <style:paragraph-properties fo:margin-bottom="0in" fo:line-height="120%"/>
      <style:text-properties style:font-name="Arial" fo:color="#141A1F" fo:font-size="11pt" style:font-size-asian="11pt"/>
    </style:style>
    <style:style style:name="P41" style:parent-style-name="Textbody" style:family="paragraph">
      <style:paragraph-properties fo:margin-bottom="0in" fo:line-height="120%"/>
    </style:style>
    <style:style style:name="T42" style:parent-style-name="DefaultParagraphFont" style:family="text">
      <style:text-properties style:font-name="Calibri, sans-serif" fo:color="#000000" fo:font-size="10pt" style:font-size-asian="10pt"/>
    </style:style>
    <style:style style:name="T43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44" style:parent-style-name="Textbody" style:family="paragraph">
      <style:paragraph-properties fo:margin-bottom="0in" fo:line-height="120%"/>
    </style:style>
    <style:style style:name="T45" style:parent-style-name="DefaultParagraphFont" style:family="text">
      <style:text-properties style:font-name="Calibri, sans-serif" fo:color="#000000" fo:font-size="10pt" style:font-size-asian="10pt"/>
    </style:style>
    <style:style style:name="T46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47" style:parent-style-name="Textbody" style:family="paragraph">
      <style:paragraph-properties fo:margin-bottom="0in" fo:line-height="120%"/>
    </style:style>
    <style:style style:name="T48" style:parent-style-name="DefaultParagraphFont" style:family="text">
      <style:text-properties style:font-name="Calibri, sans-serif" fo:color="#000000" fo:font-size="10pt" style:font-size-asian="10pt"/>
    </style:style>
    <style:style style:name="T49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0" style:parent-style-name="Textbody" style:family="paragraph">
      <style:paragraph-properties fo:margin-bottom="0in" fo:line-height="120%"/>
    </style:style>
    <style:style style:name="T51" style:parent-style-name="DefaultParagraphFont" style:family="text">
      <style:text-properties style:font-name="Calibri, sans-serif" fo:color="#000000" fo:font-size="10pt" style:font-size-asian="10pt"/>
    </style:style>
    <style:style style:name="T52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margin-bottom="0in" fo:line-height="120%"/>
    </style:style>
    <style:style style:name="P54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55" style:parent-style-name="Textbody" style:family="paragraph">
      <style:paragraph-properties fo:margin-bottom="0in" fo:line-height="120%"/>
    </style:style>
    <style:style style:name="T56" style:parent-style-name="DefaultParagraphFont" style:family="text">
      <style:text-properties style:font-name="Calibri, sans-serif" fo:color="#000000" fo:font-size="10pt" style:font-size-asian="10pt"/>
    </style:style>
    <style:style style:name="T57" style:parent-style-name="DefaultParagraphFont" style:family="text">
      <style:text-properties style:font-name="Arial" fo:color="#141A1F" fo:font-size="11pt" style:font-size-asian="11pt"/>
    </style:style>
    <style:style style:name="P58" style:parent-style-name="Textbody" style:family="paragraph">
      <style:paragraph-properties fo:margin-bottom="0in" fo:line-height="120%"/>
    </style:style>
    <style:style style:name="T59" style:parent-style-name="DefaultParagraphFont" style:family="text">
      <style:text-properties style:font-name="Calibri, sans-serif" fo:color="#000000" fo:font-size="10pt" style:font-size-asian="10pt"/>
    </style:style>
    <style:style style:name="T60" style:parent-style-name="DefaultParagraphFont" style:family="text">
      <style:text-properties style:font-name="Arial" fo:color="#141A1F" fo:font-size="11pt" style:font-size-asian="11pt"/>
    </style:style>
    <style:style style:name="P61" style:parent-style-name="Textbody" style:family="paragraph">
      <style:paragraph-properties fo:margin-bottom="0in" fo:line-height="120%"/>
    </style:style>
    <style:style style:name="T62" style:parent-style-name="DefaultParagraphFont" style:family="text">
      <style:text-properties style:font-name="Calibri, sans-serif" fo:color="#000000" fo:font-size="10pt" style:font-size-asian="10pt"/>
    </style:style>
    <style:style style:name="T63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64" style:parent-style-name="Textbody" style:family="paragraph">
      <style:paragraph-properties fo:margin-bottom="0in" fo:line-height="120%"/>
    </style:style>
    <style:style style:name="T65" style:parent-style-name="DefaultParagraphFont" style:family="text">
      <style:text-properties style:font-name="Arial" fo:color="#141A1F" fo:font-size="11pt" style:font-size-asian="11pt"/>
    </style:style>
    <style:style style:name="T66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67" style:parent-style-name="Textbody" style:family="paragraph">
      <style:paragraph-properties fo:margin-bottom="0in" fo:line-height="120%"/>
      <style:text-properties style:font-name="Arial" fo:color="#141A1F" fo:font-size="11pt" style:font-size-asian="11pt"/>
    </style:style>
    <style:style style:name="P68" style:parent-style-name="Textbody" style:family="paragraph">
      <style:paragraph-properties fo:margin-bottom="0in" fo:line-height="120%"/>
    </style:style>
    <style:style style:name="T69" style:parent-style-name="DefaultParagraphFont" style:family="text">
      <style:text-properties style:font-name="Calibri, sans-serif" fo:color="#000000" fo:font-size="10pt" style:font-size-asian="10pt"/>
    </style:style>
    <style:style style:name="T70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71" style:parent-style-name="Textbody" style:family="paragraph">
      <style:paragraph-properties fo:margin-bottom="0in" fo:line-height="120%"/>
    </style:style>
    <style:style style:name="P72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73" style:parent-style-name="Textbody" style:family="paragraph">
      <style:paragraph-properties fo:margin-bottom="0in" fo:line-height="120%"/>
    </style:style>
    <style:style style:name="T74" style:parent-style-name="DefaultParagraphFont" style:family="text">
      <style:text-properties style:font-name="Calibri, sans-serif" fo:color="#000000" fo:font-size="10pt" style:font-size-asian="10pt"/>
    </style:style>
    <style:style style:name="T75" style:parent-style-name="DefaultParagraphFont" style:family="text">
      <style:text-properties style:font-name="Arial" fo:color="#141A1F" fo:font-size="11pt" style:font-size-asian="11pt"/>
    </style:style>
    <style:style style:name="P76" style:parent-style-name="Textbody" style:family="paragraph">
      <style:paragraph-properties fo:margin-bottom="0in" fo:line-height="120%"/>
    </style:style>
    <style:style style:name="T77" style:parent-style-name="DefaultParagraphFont" style:family="text">
      <style:text-properties style:font-name="Calibri, sans-serif" fo:color="#000000" fo:font-size="10pt" style:font-size-asian="10pt"/>
    </style:style>
    <style:style style:name="T78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79" style:parent-style-name="Textbody" style:family="paragraph">
      <style:paragraph-properties fo:margin-bottom="0in" fo:line-height="120%"/>
    </style:style>
    <style:style style:name="T80" style:parent-style-name="DefaultParagraphFont" style:family="text">
      <style:text-properties style:font-name="Calibri, sans-serif" fo:color="#000000" fo:font-size="9pt" style:font-size-asian="9pt"/>
    </style:style>
    <style:style style:name="T81" style:parent-style-name="DefaultParagraphFont" style:family="text">
      <style:text-properties style:font-name="Arial" fo:color="#141A1F" fo:font-size="11pt" style:font-size-asian="11pt"/>
    </style:style>
    <style:style style:name="P82" style:parent-style-name="Textbody" style:family="paragraph">
      <style:paragraph-properties fo:margin-bottom="0in" fo:line-height="120%"/>
    </style:style>
    <style:style style:name="T83" style:parent-style-name="DefaultParagraphFont" style:family="text">
      <style:text-properties style:font-name="Calibri, sans-serif" fo:color="#000000" fo:font-size="9pt" style:font-size-asian="9pt"/>
    </style:style>
    <style:style style:name="T84" style:parent-style-name="DefaultParagraphFont" style:family="text">
      <style:text-properties style:font-name="Arial" fo:color="#141A1F" fo:font-size="11pt" style:font-size-asian="11pt"/>
    </style:style>
    <style:style style:name="P85" style:parent-style-name="Textbody" style:family="paragraph">
      <style:paragraph-properties fo:margin-bottom="0in" fo:line-height="120%"/>
    </style:style>
    <style:style style:name="T86" style:parent-style-name="DefaultParagraphFont" style:family="text">
      <style:text-properties style:font-name="Calibri, sans-serif" fo:color="#000000" fo:font-size="9pt" style:font-size-asian="9pt"/>
    </style:style>
    <style:style style:name="T87" style:parent-style-name="DefaultParagraphFont" style:family="text">
      <style:text-properties style:font-name="Arial" fo:color="#141A1F" fo:font-size="11pt" style:font-size-asian="11pt"/>
    </style:style>
    <style:style style:name="P88" style:parent-style-name="Textbody" style:family="paragraph">
      <style:paragraph-properties fo:margin-bottom="0in" fo:line-height="120%"/>
    </style:style>
    <style:style style:name="T89" style:parent-style-name="DefaultParagraphFont" style:family="text">
      <style:text-properties style:font-name="Calibri, sans-serif" fo:color="#000000" fo:font-size="9pt" style:font-size-asian="9pt"/>
    </style:style>
    <style:style style:name="T90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91" style:parent-style-name="Textbody" style:family="paragraph">
      <style:paragraph-properties fo:margin-bottom="0in" fo:line-height="120%"/>
    </style:style>
    <style:style style:name="P92" style:parent-style-name="Textbody" style:family="paragraph">
      <style:paragraph-properties fo:margin-bottom="0in" fo:line-height="120%"/>
    </style:style>
    <style:style style:name="T93" style:parent-style-name="DefaultParagraphFont" style:family="text">
      <style:text-properties style:font-name="Calibri, sans-serif" fo:color="#1155CC" fo:font-size="10pt" style:font-size-asian="10pt"/>
    </style:style>
    <style:style style:name="T94" style:parent-style-name="DefaultParagraphFont" style:family="text">
      <style:text-properties style:font-name="Calibri, sans-serif" fo:font-weight="bold" style:font-weight-asian="bold" style:font-weight-complex="bold" fo:color="#1155CC" fo:font-size="10pt" style:font-size-asian="10pt"/>
    </style:style>
    <style:style style:name="P95" style:parent-style-name="Textbody" style:family="paragraph">
      <style:paragraph-properties fo:margin-bottom="0in" fo:line-height="120%"/>
    </style:style>
    <style:style style:name="P96" style:parent-style-name="Textbody" style:family="paragraph">
      <style:paragraph-properties fo:margin-bottom="0in" fo:line-height="120%"/>
    </style:style>
    <style:style style:name="T97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98" style:parent-style-name="Textbody" style:family="paragraph">
      <style:paragraph-properties fo:margin-bottom="0in" fo:line-height="120%"/>
      <style:text-properties fo:color="#000000"/>
    </style:style>
    <style:style style:name="P99" style:parent-style-name="Textbody" style:family="paragraph">
      <style:paragraph-properties fo:margin-bottom="0in" fo:line-height="120%"/>
    </style:style>
    <style:style style:name="T100" style:parent-style-name="DefaultParagraphFont" style:family="text">
      <style:text-properties style:font-name="Calibri, sans-serif" fo:color="#000000" fo:font-size="10pt" style:font-size-asian="10pt"/>
    </style:style>
    <style:style style:name="P101" style:parent-style-name="Textbody" style:family="paragraph">
      <style:paragraph-properties fo:margin-bottom="0in" fo:line-height="120%"/>
      <style:text-properties fo:color="#000000"/>
    </style:style>
    <style:style style:name="P102" style:parent-style-name="Textbody" style:family="paragraph">
      <style:paragraph-properties fo:margin-bottom="0in" fo:line-height="120%"/>
    </style:style>
    <style:style style:name="T103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104" style:parent-style-name="Textbody" style:family="paragraph">
      <style:paragraph-properties fo:margin-bottom="0in" fo:line-height="120%"/>
    </style:style>
    <style:style style:name="T105" style:parent-style-name="DefaultParagraphFont" style:family="text">
      <style:text-properties style:font-name="Calibri, sans-serif" fo:color="#000000" fo:font-size="10pt" style:font-size-asian="10pt"/>
    </style:style>
    <style:style style:name="P106" style:parent-style-name="Textbody" style:family="paragraph">
      <style:paragraph-properties fo:margin-bottom="0in" fo:line-height="120%"/>
    </style:style>
    <style:style style:name="T107" style:parent-style-name="DefaultParagraphFont" style:family="text">
      <style:text-properties style:font-name="Calibri, sans-serif" fo:color="#000000" fo:font-size="10pt" style:font-size-asian="10pt"/>
    </style:style>
    <style:style style:name="P108" style:parent-style-name="Textbody" style:family="paragraph">
      <style:paragraph-properties fo:margin-bottom="0in" fo:line-height="120%"/>
      <style:text-properties fo:color="#000000"/>
    </style:style>
    <style:style style:name="P109" style:parent-style-name="Textbody" style:family="paragraph">
      <style:paragraph-properties fo:margin-bottom="0in" fo:line-height="120%"/>
    </style:style>
    <style:style style:name="T110" style:parent-style-name="DefaultParagraphFont" style:family="text">
      <style:text-properties style:font-name="Calibri, sans-serif" fo:color="#000000" fo:font-size="10pt" style:font-size-asian="10pt"/>
    </style:style>
    <style:style style:name="P111" style:parent-style-name="Textbody" style:family="paragraph">
      <style:paragraph-properties fo:margin-bottom="0in" fo:line-height="120%"/>
    </style:style>
    <style:style style:name="T112" style:parent-style-name="DefaultParagraphFont" style:family="text">
      <style:text-properties style:font-name="Calibri, sans-serif" fo:color="#000000" fo:font-size="10pt" style:font-size-asian="10pt"/>
    </style:style>
    <style:style style:name="P113" style:parent-style-name="Textbody" style:family="paragraph">
      <style:paragraph-properties fo:margin-bottom="0in" fo:line-height="120%"/>
    </style:style>
    <style:style style:name="T114" style:parent-style-name="DefaultParagraphFont" style:family="text">
      <style:text-properties style:font-name="Calibri, sans-serif" fo:color="#000000" fo:font-size="10pt" style:font-size-asian="10pt"/>
    </style:style>
    <style:style style:name="P115" style:parent-style-name="Textbody" style:family="paragraph">
      <style:paragraph-properties fo:margin-bottom="0in" fo:line-height="120%"/>
    </style:style>
    <style:style style:name="T116" style:parent-style-name="DefaultParagraphFont" style:family="text">
      <style:text-properties style:font-name="Calibri, sans-serif" fo:color="#000000" fo:font-size="10pt" style:font-size-asian="10pt"/>
    </style:style>
    <style:style style:name="P117" style:parent-style-name="Textbody" style:family="paragraph">
      <style:paragraph-properties fo:margin-bottom="0in" fo:line-height="120%"/>
    </style:style>
    <style:style style:name="P118" style:parent-style-name="Textbody" style:family="paragraph">
      <style:paragraph-properties fo:margin-bottom="0in" fo:line-height="120%"/>
    </style:style>
    <style:style style:name="T119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120" style:parent-style-name="Textbody" style:family="paragraph">
      <style:paragraph-properties fo:margin-bottom="0in" fo:line-height="120%"/>
      <style:text-properties style:font-name="Calibri, sans-serif" fo:font-weight="bold" style:font-weight-asian="bold" style:font-weight-complex="bold" fo:color="#000000" fo:font-size="10pt" style:font-size-asian="10pt"/>
    </style:style>
    <style:style style:name="P121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2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3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4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5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6" style:parent-style-name="Textbody" style:family="paragraph">
      <style:paragraph-properties fo:margin-bottom="0in" fo:line-height="120%"/>
    </style:style>
    <style:style style:name="P127" style:parent-style-name="Textbody" style:family="paragraph">
      <style:paragraph-properties fo:margin-bottom="0in" fo:line-height="120%"/>
    </style:style>
    <style:style style:name="P128" style:parent-style-name="Textbody" style:family="paragraph">
      <style:paragraph-properties fo:margin-bottom="0in" fo:line-height="120%"/>
    </style:style>
    <style:style style:name="P129" style:parent-style-name="Textbody" style:family="paragraph">
      <style:paragraph-properties fo:margin-bottom="0in" fo:line-height="120%"/>
    </style:style>
    <style:style style:name="P130" style:parent-style-name="Textbody" style:family="paragraph">
      <style:paragraph-properties fo:margin-bottom="0in" fo:line-height="120%"/>
    </style:style>
    <style:style style:name="P131" style:parent-style-name="Textbody" style:family="paragraph">
      <style:paragraph-properties fo:margin-bottom="0in" fo:line-height="120%"/>
    </style:style>
    <style:style style:name="P132" style:parent-style-name="Textbody" style:family="paragraph">
      <style:paragraph-properties fo:margin-bottom="0in" fo:line-height="120%"/>
    </style:style>
    <style:style style:name="T133" style:parent-style-name="Hyperlink" style:family="text">
      <style:text-properties style:language-asian="en" style:country-asian="US"/>
    </style:style>
    <style:style style:name="P134" style:parent-style-name="Textbody" style:family="paragraph">
      <style:paragraph-properties fo:margin-bottom="0in" fo:line-height="120%"/>
    </style:style>
    <style:style style:name="P135" style:parent-style-name="Textbody" style:family="paragraph">
      <style:paragraph-properties fo:margin-bottom="0in" fo:line-height="120%"/>
    </style:style>
    <style:style style:name="P136" style:parent-style-name="Textbody" style:family="paragraph">
      <style:paragraph-properties fo:margin-bottom="0in" fo:line-height="120%"/>
    </style:style>
    <style:style style:name="P137" style:parent-style-name="Textbody" style:family="paragraph">
      <style:paragraph-properties fo:margin-bottom="0in" fo:line-height="120%"/>
    </style:style>
    <style:style style:name="T138" style:parent-style-name="Hyperlink" style:family="text">
      <style:text-properties style:language-asian="en" style:country-asian="US"/>
    </style:style>
    <style:style style:name="T139" style:parent-style-name="DefaultParagraphFont" style:family="text">
      <style:text-properties style:language-asian="en" style:country-asian="US"/>
    </style:style>
    <style:style style:name="T140" style:parent-style-name="DefaultParagraphFont" style:family="text">
      <style:text-properties style:font-name="Calibri, sans-serif" fo:color="#000000" fo:font-size="10pt" style:font-size-asian="10pt"/>
    </style:style>
    <style:style style:name="P141" style:parent-style-name="Textbody" style:family="paragraph">
      <style:paragraph-properties fo:margin-bottom="0in" fo:line-height="120%"/>
    </style:style>
    <style:style style:name="P142" style:parent-style-name="Textbody" style:family="paragraph">
      <style:paragraph-properties fo:margin-bottom="0in" fo:line-height="120%"/>
    </style:style>
  </office:automatic-styles>
  <office:body>
    <office:text text:use-soft-page-breaks="true">
      <text:p text:style-name="P1"><text:bookmark-start text:name="docs-internal-guid-b3dbe10c-7fff-b6f4-2b"/><text:bookmark-end text:name="docs-internal-guid-b3dbe10c-7fff-b6f4-2b"/>Stack 1 Servers​​</text:p>
      <text:p text:style-name="P2"><text:span text:style-name="T3">QA2 -<text:s/></text:span><text:a xlink:href="mailto:alshaya.01qa2@staging-2002.enterprise-g1.hosting.acquia.com" office:target-frame-name="_top" xlink:show="replace"><text:span text:style-name="T4">alshaya.01qa2@staging-2002.enterprise-g1.hosting.acquia.com</text:span></text:a></text:p>
      <text:p text:style-name="P5">Dev - alshaya.01dev@staging-1505.enterprise-g1.hosting.acquia.com</text:p>
      <text:p text:style-name="P6"><text:span text:style-name="T7">Dev2 -<text:s/></text:span><text:a xlink:href="mailto:alshaya.01dev2@staging-2000.enterprise-g1.hosting.acquia.com" office:target-frame-name="_top" xlink:show="replace"><text:span text:style-name="T8">alshaya.01dev2@staging-2000.enterprise-g1.hosting.acquia.com</text:span></text:a></text:p>
      <text:p text:style-name="P9">Dev3 - alshaya.01dev3@staging-2001.enterprise-g1.hosting.acquia.com</text:p>
      <text:p text:style-name="P10">TEST - alshaya.01test@staging-1505.enterprise-g1.hosting.acquia.com</text:p>
      <text:p text:style-name="P11"><text:span text:style-name="T12">UAT -<text:s/></text:span><text:a xlink:href="mailto:alshaya.01uat@staging-1509.enterprise-g1.hosting.acquia.com" office:target-frame-name="_top" xlink:show="replace">alshaya.01uat@staging-1509.enterprise-g1.hosting.acquia.com</text:a></text:p>
      <text:p text:style-name="P13"/>
      <text:p text:style-name="P14">Stack 2 Servers</text:p>
      <text:p text:style-name="P15">QA2 - alshaya2.02qa2@staging-4244.enterprise-g1.hosting.acquia.com</text:p>
      <text:p text:style-name="P16">DEV - alshaya2.02dev@staging-4239.enterprise-g1.hosting.acquia.com</text:p>
      <text:p text:style-name="P17">DEV 2 - alshaya2.02dev2@staging-4242.enterprise-g1.hosting.acquia.com</text:p>
      <text:p text:style-name="P18">DEV 3 - alshaya2.02dev3@staging-4243.enterprise-g1.hosting.acquia.com</text:p>
      <text:p text:style-name="P19">TEST - alshaya2.02test@staging-4239.enterprise-g1.hosting.acquia.com</text:p>
      <text:p text:style-name="P20">UAT - alshaya2.02uat@staging-4241.enterprise-g1.hosting.acquia.com</text:p>
      <text:p text:style-name="P21"/>
      <text:p text:style-name="P22">Stack 3 Servers</text:p>
      <text:p text:style-name="P23">QA2 - alshaya3bis.01qa2@staging-4552.enterprise-g1.hosting.acquia.com</text:p>
      <text:p text:style-name="P24"><text:span text:style-name="T25">Dev -<text:s/></text:span><text:a xlink:href="mailto:alshaya3bis.01dev@staging-4540.enterprise-g1.hosting.acquia.com" office:target-frame-name="_top" xlink:show="replace"><text:span text:style-name="T26">alshaya3bis.01dev@staging-4540.enterprise-g1.hosting.acquia.com</text:span></text:a></text:p>
      <text:p text:style-name="P27"><text:span text:style-name="T28">Dev2 -<text:s/></text:span><text:a xlink:href="mailto:alshaya3bis.01dev2@staging-4550.enterprise-g1.hosting.acquia.com" office:target-frame-name="_top" xlink:show="replace"><text:span text:style-name="T29">alshaya3bis.01dev2@staging-4550.enterprise-g1.hosting.acquia.com</text:span></text:a></text:p>
      <text:p text:style-name="P30">Dev3 - alshaya3bis.01dev3@staging-4551.enterprise-g1.hosting.acquia.com</text:p>
      <text:p text:style-name="P31">Test - alshaya3bis.01test@staging-4540.enterprise-g1.hosting.acquia.com</text:p>
      <text:p text:style-name="P32"><text:span text:style-name="T33">UAT -<text:s/></text:span><text:a xlink:href="mailto:alshaya3bis.01uat@staging-4549.enterprise-g1.hosting.acquia.com" office:target-frame-name="_top" xlink:show="replace"><text:span text:style-name="T34">alshaya3bis.01uat@staging-4549.enterprise-g1.hosting.acquia.com</text:span></text:a></text:p>
      <text:p text:style-name="P35"/>
      <text:p text:style-name="P36">Stack 4 Servers</text:p>
      <text:p text:style-name="P37"><text:span text:style-name="T38">QA2 -<text:s/></text:span><text:a xlink:href="mailto:alshaya4.04qa2@staging-4867.enterprise-g1.hosting.acquia.com" office:target-frame-name="_top" xlink:show="replace"><text:span text:style-name="T39">alshaya4.04qa2@staging-4867.enterprise-g1.hosting.acquia.com</text:span></text:a></text:p>
      <text:p text:style-name="P40">Dev - alshaya4.04dev@staging-4862.enterprise-g1.hosting.acquia.com</text:p>
      <text:p text:style-name="P41"><text:span text:style-name="T42">DEV2 -<text:s/></text:span><text:a xlink:href="mailto:alshaya4.04dev2@staging-4865.enterprise-g1.hosting.acquia.com" office:target-frame-name="_top" xlink:show="replace"><text:span text:style-name="T43">alshaya4.04dev2@staging-4865.enterprise-g1.hosting.acquia.com</text:span></text:a></text:p>
      <text:p text:style-name="P44"><text:span text:style-name="T45">Dev3 -<text:s/></text:span><text:a xlink:href="mailto:alshaya4.04dev3@staging-4866.enterprise-g1.hosting.acquia.com" office:target-frame-name="_top" xlink:show="replace"><text:span text:style-name="T46">alshaya4.04dev3@staging-4866.enterprise-g1.hosting.acquia.com</text:span></text:a></text:p>
      <text:p text:style-name="P47"><text:span text:style-name="T48">Test<text:s/></text:span><text:a xlink:href="mailto:-alshaya4.04test@staging-4862.enterprise-g1.hosting.acquia.com" office:target-frame-name="_top" xlink:show="replace"><text:span text:style-name="T49">- alshaya4.04test@staging-4862.enterprise-g1.hosting.acquia.com</text:span></text:a></text:p>
      <text:p text:style-name="P50"><text:span text:style-name="T51">UAT -<text:s/></text:span><text:a xlink:href="mailto:alshaya4.04uat@staging-4864.enterprise-g1.hosting.acquia.com" office:target-frame-name="_top" xlink:show="replace"><text:span text:style-name="T52">alshaya4.04uat@staging-4864.enterprise-g1.hosting.acquia.com</text:span></text:a></text:p>
      <text:p text:style-name="P53"/>
      <text:p text:style-name="P54">Stack 5 Servers</text:p>
      <text:p text:style-name="P55"><text:span text:style-name="T56">QA2 -<text:s/></text:span><text:span text:style-name="T57">alshaya5.05qa2@staging-5303.enterprise-g1.hosting.acquia.com</text:span></text:p>
      <text:p text:style-name="P58"><text:span text:style-name="T59">Dev -<text:s/></text:span><text:span text:style-name="T60">alshaya5.05dev@staging-5298.enterprise-g1.hosting.acquia.com</text:span></text:p>
      <text:p text:style-name="P61"><text:span text:style-name="T62">Dev2 -<text:s/></text:span><text:a xlink:href="mailto:alshaya5.05dev2@staging-5301.enterprise-g1.hosting.acquia.com" office:target-frame-name="_top" xlink:show="replace"><text:span text:style-name="T63">alshaya5.05dev2@staging-5301.enterprise-g1.hosting.acquia.com</text:span></text:a></text:p>
      <text:p text:style-name="P64"><text:span text:style-name="T65">Dev3 -<text:s/></text:span><text:a xlink:href="mailto:alshaya5.05dev3@staging-5302.enterprise-g1.hosting.acquia.com" office:target-frame-name="_top" xlink:show="replace"><text:span text:style-name="T66">alshaya5.05dev3@staging-5302.enterprise-g1.hosting.acquia.com</text:span></text:a></text:p>
      <text:p text:style-name="P67">Test - alshaya5.05test@staging-5298.enterprise-g1.hosting.acquia.com</text:p>
      <text:p text:style-name="P68"><text:span text:style-name="T69">UAT -<text:s/></text:span><text:a xlink:href="mailto:alshaya5.05uat@staging-5300.enterprise-g1.hosting.acquia.com" office:target-frame-name="_top" xlink:show="replace"><text:span text:style-name="T70">alshaya5.05uat@staging-5300.enterprise-g1.hosting.acquia.com</text:span></text:a></text:p>
      <text:p text:style-name="P71"/>
      <text:p text:style-name="P72">Stack 7 Servers</text:p>
      <text:p text:style-name="P73"><text:span text:style-name="T74">QA2 -<text:s/></text:span><text:span text:style-name="T75">alshaya7tmp.07qa2@staging-6305.enterprise-g1.hosting.acquia.com</text:span></text:p>
      <text:p text:style-name="P76"><text:span text:style-name="T77">Dev -<text:s/></text:span><text:a xlink:href="mailto:alshaya7tmp.07dev@staging-6300.enterprise-g1.hosting.acquia.com" office:target-frame-name="_top" xlink:show="replace"><text:span text:style-name="T78">alshaya7tmp.07dev@staging-6300.enterprise-g1.hosting.acquia.com</text:span></text:a></text:p>
      <text:p text:style-name="P79"><text:span text:style-name="T80">Dev2 -<text:s/></text:span><text:span text:style-name="T81">alshaya7tmp.07dev2@staging-6303.enterprise-g1.hosting.acquia.com</text:span></text:p>
      <text:p text:style-name="P82"><text:span text:style-name="T83">Dev3 -<text:s/></text:span><text:span text:style-name="T84">alshaya7tmp.07dev3@staging-6304.enterprise-g1.hosting.acquia.com</text:span></text:p>
      <text:p text:style-name="P85"><text:span text:style-name="T86">Test -<text:s/></text:span><text:span text:style-name="T87">alshaya7tmp.07test@staging-6300.enterprise-g1.hosting.acquia.com</text:span></text:p>
      <text:p text:style-name="P88"><text:span text:style-name="T89">UAT -<text:s/></text:span><text:a xlink:href="mailto:alshaya7tmp.07uat@staging-6302.enterprise-g1.hosting.acquia.com" office:target-frame-name="_top" xlink:show="replace"><text:span text:style-name="T90">alshaya7tmp.07uat@staging-6302.enterprise-g1.hosting.acquia.com</text:span></text:a></text:p>
      <text:p text:style-name="P91"/>
      <text:soft-page-break/>
      <text:p text:style-name="P92"><text:span text:style-name="T93">Always cross check correct stack and correct environment and enter with<text:s/></text:span><text:span text:style-name="T94">ssh</text:span></text:p>
      <text:p text:style-name="P95"/>
      <text:p text:style-name="P96"><text:span text:style-name="T97">Manual Product sync -</text:span></text:p>
      <text:p text:style-name="P98"/>
      <text:p text:style-name="P99"><text:span text:style-name="T100">drush -l &lt;site_url&gt;/ acsp en 5 –skus="M-TA201,M-2345"</text:span></text:p>
      <text:p text:style-name="P101"/>
      <text:p text:style-name="P102"><text:span text:style-name="T103">Full Product sync -</text:span></text:p>
      <text:p text:style-name="P104"><text:span text:style-name="T105">drush -l &lt;site_url&gt; sync-commerce-products en 10 -v</text:span></text:p>
      <text:p text:style-name="P106"><text:span text:style-name="T107">drush -l &lt;site_url&gt; sync-commerce-products ar 10 -v</text:span></text:p>
      <text:p text:style-name="P108"/>
      <text:p text:style-name="P109"><text:span text:style-name="T110">drush -l &lt;site_url&gt; queue-list</text:span></text:p>
      <text:p text:style-name="P111"><text:span text:style-name="T112">drush -l &lt;site_url&gt; sapi-s</text:span></text:p>
      <text:p text:style-name="P113"><text:span text:style-name="T114">drush -l &lt;site_url&gt; sapi-r</text:span></text:p>
      <text:p text:style-name="P115"><text:span text:style-name="T116">drush -l &lt;site_url&gt; sapi-i</text:span></text:p>
      <text:p text:style-name="P117"/>
      <text:p text:style-name="P118"><text:span text:style-name="T119">Delivery Sync or Store Sync -</text:span></text:p>
      <text:p text:style-name="P120"><text:bookmark-start text:name="docs-internal-guid-44092010-7fff-4983-99"/><text:bookmark-end text:name="docs-internal-guid-44092010-7fff-4983-99"/><text:tab/>drush -l $site_url sync-stores</text:p>
      <text:p text:style-name="P121">drush -l $site_url alshaya-addressbook-sync-areas</text:p>
      <text:p text:style-name="P122">drush -l $site_url sync-form-fields</text:p>
      <text:p text:style-name="P123">drush -l $site_url pcbf addressbook</text:p>
      <text:p text:style-name="P124">drush -l $site_url crf</text:p>
      <text:p text:style-name="P125">drush -l $site_url cr</text:p>
      <text:p text:style-name="Textbody"><text:line-break/></text:p>
      <text:p text:style-name="P126"/>
      <text:p text:style-name="P127"><text:span text:style-name="ui-provider">cd /var/www/html/$AH_SITE_NAME/docroot</text:span></text:p>
      <text:p text:style-name="P128"/>
      <text:p text:style-name="P129"/>
      <text:p text:style-name="P130"><text:span text:style-name="ui-provider">connectivity between the MDC and Drupal</text:span></text:p>
      <text:p text:style-name="P131"/>
      <text:p text:style-name="P132"><text:span text:style-name="ui-provider">drush -l</text:span><text:a xlink:href="https://weae2-uat.factory.alshaya.com/" office:target-frame-name="_top" xlink:show="replace"><text:span text:style-name="T133">https://weae2-uat.factory.alshaya.com/</text:span></text:a><text:span text:style-name="ui-provider"><text:s/>cget alshaya_api.settings</text:span></text:p>
      <text:p text:style-name="P134"/>
      <text:p text:style-name="P135"><text:span text:style-name="ui-provider">drush -l<text:s/></text:span><text:a xlink:href="https://hmeg5-uat.factory.alshaya.com" office:target-frame-name="_top" xlink:show="replace"><text:span text:style-name="Hyperlink">https://hmeg5-uat.factory.alshaya.com</text:span></text:a><text:span text:style-name="ui-provider"><text:s/>user-password<text:s/></text:span><text:span text:style-name="ui-provider">Ritik ritik@2023</text:span></text:p>
      <text:p text:style-name="P136"/>
      <text:p text:style-name="P137"/>
      <text:p text:style-name="Normal">drush -l<text:s/><text:a xlink:href="https://vsqa3-uat.factory.alshaya.com/" office:target-frame-name="_top" xlink:show="replace"><text:span text:style-name="T138">https://vsqa3-uat.factory.alshaya.com/</text:span></text:a><text:span text:style-name="T139"><text:s/></text:span>queue-list</text:p>
      <text:p text:style-name="NormalWeb">drush -l<text:s/><text:a office:title="https://pbae4-dev3.factory.alshaya.com/" xlink:href="https://pbae4-dev3.factory.alshaya.com/" office:target-frame-name="_top" xlink:show="replace"><text:span text:style-name="Hyperlink">https://pbae4-dev3.factory.alshaya.com/</text:span></text:a><text:s/>queue-run &lt;queue-id&gt;</text:p>
      <text:p text:style-name="NormalWeb"/>
      <text:p text:style-name="Normal"><text:span text:style-name="T140">drush -l<text:s/></text:span><text:a xlink:href="https://hmqa5-test.factory.alshaya.com/en/search" office:target-frame-name="_top" xlink:show="replace"><text:span text:style-name="Hyperlink">https://hmqa5-test.factory.alshaya.com/</text:span></text:a><text:s text:c="2"/>sapi-s</text:p>
      <text:p text:style-name="P141"/>
      <text:p text:style-name="NormalWeb"/>
      <text:p text:style-name="P142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, sans-serif" svg:font-family="Calibri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ui-provider" style:display-name="ui-provide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Ritik Raj</dc:creator>
    <meta:creation-date>2023-05-12T13:26:00Z</meta:creation-date>
    <dc:date>2023-06-06T11:23:00Z</dc:date>
    <meta:template xlink:href="Normal" xlink:type="simple"/>
    <meta:editing-cycles>3</meta:editing-cycles>
    <meta:editing-duration>PT1658520S</meta:editing-duration>
    <meta:document-statistic meta:page-count="2" meta:paragraph-count="10" meta:word-count="798" meta:character-count="5342" meta:row-count="37" meta:non-whitespace-character-count="4554"/>
  </office:meta>
</office:document-meta>
</file>